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itstream Vera Sans" svg:font-family="'Bitstream Vera Sans', 'Lucida Sans Unicode', 'Lucida Grande', Aria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P2" style:family="paragraph" style:parent-style-name="Standard">
      <style:text-properties fo:color="#ffffff" fo:font-size="16pt" style:font-size-asian="16pt" style:font-size-complex="16pt"/>
    </style:style>
    <style:style style:name="T1" style:family="text">
      <style:text-properties fo:color="#ffffff"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NE OF GREEN GABLES<text:line-break/><text:span text:style-name="T1">NAME Eden Bingham<text:line-break/>AGE 18<text:line-break/>PLACE OF BIRTH Delotos System Ag Slug 205 <text:line-break/>CURRENT LOCATION Starts at the slug, stays on the slug until all life is extinguished and is taken by the slavers to the Baba Yaga's is there until she frees herself and the rest and joins the resistance, then see's the resistance is a bunch of self absorbed shill fuck heads. <text:line-break/>NATIONALITY- Ag roayalty variation nordic</text:span></text:p>
      <text:p text:style-name="P1">EDUCATION- Standard High Bred Ag <text:line-break/>OCCUPATION- Student ag manager<text:line-break/>INCOME- no income to speak of <text:line-break/>HEIGHT 6' when she was an ag princess, but when she's at the baba yaga she went anywhere from 3' 4” to 8' 9” to serve clients. When she leave and joins the resistance she doesn't remember her exact stuff but she keeps what she likes and also the abilitiy to use the baba yaga stuff. <text:line-break/>EYE COLOR- Blue at first? <text:line-break/>HAIR COLOR- REEEEED<text:line-break/>BUILD- Stocky Farm girl strong hot<text:line-break/>DISTINGUISHING FEATURES- freckles, masculine hands, scars on face<text:line-break/>PREFERED OUTFIT- ag overalls she doesn't know how cute these are. Wants that gingham dress so badd! <text:line-break/>GLASSES- <text:s/>nope doesn't wear any <text:line-break/>ACCESSORIES- piggy screen and books and bible, sports team leader<text:line-break/>GROOMING (dishelved, smart put together, untidy but clean, other explain)- smart put together but not afraid of work, not too cleanly.<text:line-break/><text:line-break/>DISTINGUISHING TICS AND MANNERISMS- She's got a cute country girl ya'll maybe? And a fun way of talking farm girly raspy kinda masc lesbian? Also kind of hopeful and pollyanna and sweet. Until she has to let the whole masc lesbian take over because she wants to survive. She's got severe PTSD (research what this looks like)<text:line-break/>HEALTH DO THE SUFFER FROM ILLNESS?- Initally not at all. She's fit as a fucking fiddle. However when she get's past all the stuff at the yaga's she's really depressed and fucked up and jadded. <text:line-break/>HANDWRITING- Girly thick #2<text:line-break/>GAIT(Confident, powerful strides Lazy stroll Fast, walks at a clip Distracted, <text:soft-page-break/>eyes on the ground Other? If so, explain: )<text:line-break/>Powerful. She is a big lady and head of her soccer team etc. <text:line-break/><text:line-break/>Style of speech (elevated, educated, peppered with slang, etc.): She's pretty intelgent, but also a farm girl. She's religious and idealistic <text:s/></text:p>
      <text:p text:style-name="P1"/>
      <text:p text:style-name="P1">Tempo of speech (rapid, slow, measured, drawl, etc.): <text:line-break/>Do they have an accent yes or no<text:line-break/><text:line-break/>Kind of a farm-y speech peppered with beautiful units quotes about god, happiness, amarriage and the beauty of family life etc. </text:p>
      <text:p text:style-name="P1"/>
      <text:p text:style-name="P1">PITCH MOLODIC GRAVELLY DEEP ECT<text:line-break/>She's a great singer so yes medium. </text:p>
      <text:p text:style-name="P1"/>
      <text:p text:style-name="P1">POSTURE (Stiff, military Slouching Casual and relaxed ‘Turtle’, tired Other? If so, explain: )<text:line-break/>She's awkward a little kinda big. </text:p>
      <text:p text:style-name="P1"/>
      <text:p text:style-name="P1">GESTURING(Only when agitated or eager Doesn’t gesture Compulsive “hand-talker” Controlled, only to make a point Other? If so, explain )<text:line-break/>She's a talk and worker, if you don't give her something to do she doodles, paints, reads, highlights books, knits etc. Dessert productivity is next to godlyness. You've described the nasal scotch pronunciation remnants from the 1800's. Listen to ET Benson, born 1899 (Cache valley twang) he spoke just like that. Certain places high in the Appalachians towards Georgia have that twang as well.<text:line-break/><text:line-break/>Level of Eye Contact (direct shifty etc)- direct eye contact. Intense and powerful. <text:line-break/><text:line-break/>SPEECH IMPEDIMENTS- Nothing but the orginal utah accent and the godleness the farmy accent <text:line-break/><text:line-break/>DISTINGUISHING SPEECH TICS- has some anne of green gables pollyanna style phrases she says everyday. <text:line-break/><text:soft-page-break/><text:line-break/>PREFERED CURSE WORD- Awww Heck. <text:line-break/><text:line-break/>CATCHPHRASES- New Sun, New Day Learn from Mistakes Do better than yesterday! </text:p>
      <text:p text:style-name="P1"/>
      <text:p text:style-name="P1">Fresh Day, learned from all my mistakes<text:line-break/><text:line-break/>Better today than I've ever done, Honesty, Positiviety and some fun! </text:p>
      <text:p text:style-name="P1"/>
      <text:p text:style-name="P1">The happiest people don't have the best of everything, they just make the best of everything. <text:line-break/><text:line-break/>Dude just read anne of green gables quotes and go from there. </text:p>
      <text:p text:style-name="P1"><text:line-break/><text:line-break/>LAUGHTER WHAT DO THE TEND TO FIND FUNNY?- Weird mormon style idaho stuff, teenagle things. Slap stick stuff, what would polyanna laugh at? <text:line-break/><text:line-break/>Once she is in the whore house she has a really dark sense of humor. She finds in appropriate stuff funny. The misfortunes of others . When those in power fuck up or suffer. <text:line-break/><text:line-break/>She also loves gallows humor- she becomes a medic and has really good medical training at baba yaga's helps the people who go through the worst, the adicts the victims of violence etc .She helps them see the best laughs in where they are. Cheers them up with humor. <text:line-break/><text:line-break/>DESCRIBE THEIR SMILE Big gap toothed grin </text:p>
      <text:p text:style-name="P1"/>
      <text:p text:style-name="P1">EMOTIVE? EMOTIONS ON THEIR SLEEVE HOW EASLITY CAN OTHERS READ THEMSELVES<text:line-break/><text:line-break/>They are really emotive when they are green gables, but not so much when they've been the baba yaga for a while. They learnnnnn. Seduction, so much. <text:soft-page-break/>They are quite a complex character. </text:p>
      <text:p text:style-name="P1"><text:line-break/><text:line-break/>They have a resting ______ face. Angel Side-eye Neutral Confused Other? If so, explain: <text:line-break/><text:line-break/>Resting Angel for sure. Then a jaded bitch. Then finally a rest and a feels good man. <text:line-break/><text:line-break/>PART 2 – THE FLESH<text:line-break/>Definition how your character is a product of their environment. <text:line-break/>Similar to: the character bio and backstory. <text:line-break/>2.1 THE PAST<text:line-break/><text:line-break/>HOMETOWN- Ag slug<text:line-break/>TYPE OF CHILDHOOD(NEGLECTED sheltered etc.)- given everything to succeede and would have done great in the environment she was raised for. <text:line-break/>EDUCATION- Ag slug manager, baba yaga pleasure worker, Medic, Therapist, Small unit tactics, exploration, pilot, Psychonaught<text:line-break/><text:line-break/>Were they involved in organizations and clubs at school?- </text:p>
      <text:p text:style-name="P1">Sports, model un other debate drama gay straight alliance<text:line-break/>Yes to all the above. <text:line-break/><text:line-break/>At Graduation there were named most likely to ____________ in the yearbook. <text:line-break/><text:line-break/>Most likely to have a dream family- lead the slug and be the perfect wife. <text:line-break/><text:line-break/>JOBS if applicable what would their resume look like. - Mother home maker, teacher and leader of women and children, modle farmer and animal husbandry etc, <text:line-break/><text:line-break/>At baba yaga's shes the person who takes the longest to come under control, she got the highest views for her debut, she becomes pretty much baba yaga's right hand woman- runs the place and finds out everything about everyone, <text:soft-page-break/>she's the only one to break out of the control- and becomes a resistance fighter etc. In the resistance she quickly climbs the ranks and get's some millitary experince, uses the wet work etc from the baba yaga's to get things done around there. But once she get's deep there she notices the same bullshit that was on baba yaga's desk. Answer to the same people. <text:line-break/><text:line-break/>DREAM JOB as a Child? Why?<text:line-break/><text:line-break/>Who were their role models growing up? Describe them <text:line-break/><text:line-break/>Greatest Regret<text:line-break/><text:lin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Standard"><text:span text:style-name="T1">Earliest Memory<text:line-break/><text:line-break/>Saddest Memory <text:line-break/><text:lin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line-break/>CRIMINAL RECORD<text:line-break/><text:line-break/></text:span><text:soft-page-break/><text:span text:style-name="T1">2.2 FAMILY <text:line-break/><text:line-break/>FATHER<text:line-break/></text:span><text:span text:style-name="T1">AGE IF LIVING? OCCUPATION<text:line-break/>BRIEFLY DESCIVE THEIR RELATIONSHIP WITH YOUR CHARACTER_ </text:span></text:p>
      <text:p text:style-name="P1"/>
      <text:p text:style-name="P1">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2.3 EXTERNAL RELATIONSHIPS</text:p>
      <text:p text:style-name="P1">Closest Friends describe them: <text:line-break/>ENEMIES Describe them</text:p>
      <text:p text:style-name="P1"><text:soft-page-break/></text:p>
      <text:p text:style-name="P1">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P1">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p>
      <text:p text:style-name="P1"/>
      <text:p text:style-name="P1">WHAT DO THEY DO ON RAINY DAYS<text:line-break/><text:soft-page-break/><text:lin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P1">AMBITION <text:line-break/>LOVE<text:line-break/>CHANGE?<text:line-break/><text:line-break/>What is one object or possession that they would rescue from their burning home? </text:p>
      <text:p text:style-name="P1"><text:soft-page-break/></text:p>
      <text:p text:style-name="P1">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P1">In AN ELEVATOR DO THEY PUSH THE ELEVATOR BUTTON MORE THAN ONCE?<text:line-break/>Yes<text:line-break/>no</text:p>
      <text:p text:style-name="P1"/>
      <text:p text:style-name="P1">WHAT WOULD THEY WANT THEIR TOMBSTONE TO SAY?</text:p>
      <text:p text:style-name="P1"><text:soft-page-break/></text:p>
      <text:p text:style-name="P1">THE PRESENT AND THE FUTURE<text:line-break/><text:line-break/>STORY GOAL</text:p>
      <text:p text:style-name="P1"/>
      <text:p text:style-name="P1">STORY MOTIVATION </text:p>
      <text:p text:style-name="P1"><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itstream Vera Sans" svg:font-family="'Bitstream Vera Sans', 'Lucida Sans Unicode', 'Lucida Grande', Aria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1-08T15:50:16.01</meta:creation-date>
    <dc:date>2023-01-09T14:37:05.48</dc:date>
    <dc:creator>Blake Stanger</dc:creator>
    <meta:editing-duration>PT5H9M48S</meta:editing-duration>
    <meta:editing-cycles>7</meta:editing-cycles>
    <meta:generator>OpenOffice/4.1.11$Win32 OpenOffice.org_project/4111m1$Build-9808</meta:generator>
    <meta:document-statistic meta:table-count="0" meta:image-count="0" meta:object-count="0" meta:page-count="10" meta:paragraph-count="45" meta:word-count="1590" meta:character-count="9508"/>
  </office:meta>
</office:document-meta>
</file>